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fd7" officeooo:paragraph-rsid="00056fd7"/>
    </style:style>
    <style:style style:name="P2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officeooo:rsid="00056fd7" officeooo:paragraph-rsid="00056fd7"/>
    </style:style>
    <style:style style:name="P3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officeooo:rsid="00056fd7" officeooo:paragraph-rsid="00056fd7"/>
    </style:style>
    <style:style style:name="P4" style:family="paragraph" style:parent-style-name="Standard">
      <style:text-properties officeooo:rsid="000877c6" officeooo:paragraph-rsid="000877c6"/>
    </style:style>
    <style:style style:name="P5" style:family="paragraph" style:parent-style-name="Standard">
      <style:text-properties fo:font-style="italic" officeooo:rsid="000877c6" officeooo:paragraph-rsid="000877c6" style:font-style-asian="italic" style:font-style-complex="italic"/>
    </style:style>
    <style:style style:name="T1" style:family="text">
      <style:text-properties officeooo:rsid="00076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systemctl stop NetworkManager</text:p>
      <text:p text:style-name="P1">sudo systemctl disable NetworkManager</text:p>
      <text:p text:style-name="P1">sudo systemctl start systemd-network<text:span text:style-name="T1">d</text:span></text:p>
      <text:p text:style-name="P1">sudo systemctl enable systemd-network<text:span text:style-name="T1">d</text:span></text:p>
      <text:p text:style-name="P1"/>
      <text:p text:style-name="P1"/>
      <text:p text:style-name="P1"/>
      <text:p text:style-name="P1"/>
      <text:p text:style-name="P1">#Let NetworkManager manage all devices on this system network:</text:p>
      <text:p text:style-name="P1"/>
      <text:p text:style-name="P1"><text:tab/>version: 2</text:p>
      <text:p text:style-name="P1"><text:tab/>renderer: networkd</text:p>
      <text:p text:style-name="P1"><text:tab/>ethernets:</text:p>
      <text:p text:style-name="P1"><text:tab/> <text:s text:c="2"/>enp0s3:</text:p>
      <text:p text:style-name="P1"><text:tab/> <text:s text:c="6"/>addresses:</text:p>
      <text:p text:style-name="P1"><text:tab/><text:tab/>-192.168.10.5/24</text:p>
      <text:p text:style-name="P1"><text:tab/> <text:s text:c="6"/>routes:</text:p>
      <text:p text:style-name="P2"><text:s text:c="4"/>- to: default</text:p>
      <text:p text:style-name="P3"><text:s text:c="4"/>via: 192.168.10.1</text:p>
      <text:p text:style-name="P3">nameservers:</text:p>
      <text:p text:style-name="P3"><text:s text:c="4"/>addresses:</text:p>
      <text:p text:style-name="P3"><text:s text:c="4"/>- 8.8.8.8</text:p>
      <text:p text:style-name="P1"/>
      <text:p text:style-name="P1"/>
      <text:p text:style-name="P4">sudo apt update</text:p>
      <text:p text:style-name="P4"/>
      <text:p text:style-name="P4">sudo apt install isc-dhcp-relay </text:p>
      <text:p text:style-name="P4"/>
      <text:p text:style-name="P5">Programa que va a atender las peticiones de host en la red verd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9:04:49.777768042</meta:creation-date>
    <dc:date>2026-01-23T20:52:27.349475465</dc:date>
    <meta:editing-duration>PT48M30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20" meta:word-count="63" meta:character-count="500" meta:non-whitespace-character-count="415"/>
  </office:meta>
</office:document-meta>
</file>